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63" calcext:value-type="float">
            <text:p>63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43.5" calcext:value-type="float">
            <text:p>43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53" calcext:value-type="float">
            <text:p>53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 style:data-style-name="N2" text:time-value="17:16:58.187309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23T17:17:10.338887173</dc:date>
    <meta:editing-duration>PT2H45M10S</meta:editing-duration>
    <meta:editing-cycles>56</meta:editing-cycles>
    <meta:generator>LibreOffice/6.4.7.2$Linux_X86_64 LibreOffice_project/40$Build-2</meta:generator>
    <meta:document-statistic meta:table-count="1" meta:cell-count="211" meta:object-count="0"/>
  </office:meta>
</office:document-meta>
</file>